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variable"/>
    <style:font-face style:name="Ligconsolata1" svg:font-family="Ligconsolata" style:font-pitch="fixed"/>
    <style:font-face style:name="Ligconsolata2" svg:font-family="Ligconsolata" style:font-adornments="Regular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608cm" fo:min-width="5.416cm" draw:shadow="visible" draw:shadow-offset-x="0.203cm" draw:shadow-offset-y="0.203cm" loext:shadow-blur="0.353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608cm" fo:min-width="5.509cm" draw:shadow="visible" draw:shadow-offset-x="0.203cm" draw:shadow-offset-y="0.203cm" loext:shadow-blur="0.353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2.608cm" fo:min-width="5.595cm" draw:shadow="visible" draw:shadow-offset-x="0.203cm" draw:shadow-offset-y="0.203cm" loext:shadow-blur="0.353cm"/>
    </style:style>
    <style:style style:name="gr4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0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7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gconsolata2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Ligconsolata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16cm" svg:height="2.858cm" svg:x="2.587cm" svg:y="7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09cm" svg:height="2.858cm" svg:x="13.088cm" svg:y="7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5cm" svg:height="2.858cm" svg:x="7.605cm" svg:y="13.8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99cm" svg:y1="13.381cm" svg:x2="5.862cm" svg:y2="10.206cm">
          <text:p/>
        </draw:line>
        <draw:line draw:style-name="gr4" draw:text-style-name="P2" draw:layer="layout" svg:x1="15.69cm" svg:y1="10.207cm" svg:x2="11.562cm" svg:y2="13.382cm">
          <text:p/>
        </draw:line>
        <draw:frame draw:style-name="gr5" draw:text-style-name="P3" draw:layer="layout" svg:width="5.08cm" svg:height="2.258cm" svg:x="2.905cm" svg:y="7.35cm">
          <draw:text-box>
            <text:p><text:span text:style-name="T1">Github:</text:span></text:p>
            <text:p><text:span text:style-name="T1">user/test-repo</text:span></text:p>
          </draw:text-box>
        </draw:frame>
        <draw:frame draw:style-name="gr6" draw:text-style-name="P3" draw:layer="layout" svg:width="4.763cm" svg:height="2.222cm" svg:x="13.523cm" svg:y="7.35cm">
          <draw:text-box>
            <text:p><text:span text:style-name="T1">Github:</text:span></text:p>
            <text:p><text:span text:style-name="T1">org/test-repo</text:span></text:p>
          </draw:text-box>
        </draw:frame>
        <draw:frame draw:style-name="gr5" draw:text-style-name="P3" draw:layer="layout" svg:width="5.259cm" svg:height="2.258cm" svg:x="8.123cm" svg:y="14.15cm">
          <draw:text-box>
            <text:p><text:span text:style-name="T1">Local machine:</text:span></text:p>
            <text:p><text:span text:style-name="T1">test-repo</text:span></text:p>
          </draw:text-box>
        </draw:frame>
        <draw:line draw:style-name="gr7" draw:text-style-name="P2" draw:layer="layout" svg:x1="8.937cm" svg:y1="8.855cm" svg:x2="12.747cm" svg:y2="8.855cm">
          <text:p/>
        </draw:line>
        <draw:line draw:style-name="gr7" draw:text-style-name="P2" draw:layer="layout" svg:x1="12.734cm" svg:y1="7.855cm" svg:x2="8.924cm" svg:y2="7.855cm">
          <text:p/>
        </draw:line>
        <draw:frame draw:style-name="gr8" draw:text-style-name="P5" draw:layer="layout" svg:width="2.858cm" svg:height="0.962cm" svg:x="9.572cm" svg:y="6.715cm">
          <draw:text-box>
            <text:p text:style-name="P4">fork</text:p>
          </draw:text-box>
        </draw:frame>
        <draw:frame draw:style-name="gr8" draw:text-style-name="P5" draw:layer="layout" svg:width="2.858cm" svg:height="0.962cm" svg:x="9.572cm" svg:y="9.115cm">
          <draw:text-box>
            <text:p text:style-name="P4">PR</text:p>
          </draw:text-box>
        </draw:frame>
        <draw:frame draw:style-name="gr8" draw:text-style-name="P5" draw:layer="layout" svg:width="2.858cm" svg:height="0.962cm" svg:x="13.772cm" svg:y="11.415cm">
          <draw:text-box>
            <text:p text:style-name="P4">pull</text:p>
          </draw:text-box>
        </draw:frame>
        <draw:frame draw:style-name="gr8" draw:text-style-name="P5" draw:layer="layout" svg:width="2.858cm" svg:height="0.962cm" svg:x="5.172cm" svg:y="11.415cm">
          <draw:text-box>
            <text:p text:style-name="P4">pus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variable"/>
    <style:font-face style:name="Ligconsolata1" svg:font-family="Ligconsolata" style:font-pitch="fixed"/>
    <style:font-face style:name="Ligconsolata2" svg:font-family="Ligconsolata" style:font-adornments="Regular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4:37:18.231757367</meta:creation-date>
    <dc:date>2023-03-21T14:10:00.155380138</dc:date>
    <meta:editing-duration>PT3M34S</meta:editing-duration>
    <meta:editing-cycles>2</meta:editing-cycles>
    <meta:generator>LibreOffice/7.4.6.2$Linux_X86_64 LibreOffice_project/40$Build-2</meta:generator>
    <meta:document-statistic meta:object-count="14"/>
  </office:meta>
</office:document-meta>
</file>